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540b"/>
    </style:style>
    <style:style style:name="P2" style:family="paragraph" style:parent-style-name="Standard">
      <style:paragraph-properties fo:text-align="start" style:justify-single-word="false"/>
      <style:text-properties officeooo:rsid="0005540b" officeooo:paragraph-rsid="0005540b"/>
    </style:style>
    <style:style style:name="P3" style:family="paragraph" style:parent-style-name="Standard">
      <style:paragraph-properties fo:text-align="start" style:justify-single-word="false"/>
      <style:text-properties officeooo:rsid="0005540b" officeooo:paragraph-rsid="00055439"/>
    </style:style>
    <style:style style:name="P4" style:family="paragraph" style:parent-style-name="Standard">
      <style:paragraph-properties fo:text-align="start" style:justify-single-word="false"/>
      <style:text-properties officeooo:rsid="0005540b" officeooo:paragraph-rsid="00081f03"/>
    </style:style>
    <style:style style:name="P5" style:family="paragraph" style:parent-style-name="Standard">
      <style:paragraph-properties fo:text-align="center" style:justify-single-word="false"/>
      <style:text-properties officeooo:rsid="0005540b" officeooo:paragraph-rsid="0005540b"/>
    </style:style>
    <style:style style:name="P6" style:family="paragraph" style:parent-style-name="Standard">
      <style:paragraph-properties fo:text-align="start" style:justify-single-word="false"/>
      <style:text-properties officeooo:rsid="000617f9" officeooo:paragraph-rsid="000617f9"/>
    </style:style>
    <style:style style:name="P7" style:family="paragraph" style:parent-style-name="Standard">
      <style:paragraph-properties fo:text-align="start" style:justify-single-word="false"/>
      <style:text-properties officeooo:rsid="000617f9" officeooo:paragraph-rsid="00055439"/>
    </style:style>
    <style:style style:name="P8" style:family="paragraph" style:parent-style-name="Standard">
      <style:paragraph-properties fo:text-align="start" style:justify-single-word="false"/>
      <style:text-properties officeooo:rsid="00055439" officeooo:paragraph-rsid="00055439"/>
    </style:style>
    <style:style style:name="P9" style:family="paragraph" style:parent-style-name="Standard">
      <style:paragraph-properties fo:text-align="start" style:justify-single-word="false"/>
      <style:text-properties officeooo:rsid="0009bb39" officeooo:paragraph-rsid="0009bb39"/>
    </style:style>
    <style:style style:name="P10" style:family="paragraph" style:parent-style-name="Standard">
      <style:paragraph-properties fo:text-align="start" style:justify-single-word="false"/>
      <style:text-properties officeooo:rsid="000db62d" officeooo:paragraph-rsid="000db62d"/>
    </style:style>
    <style:style style:name="P11" style:family="paragraph" style:parent-style-name="Standard">
      <style:paragraph-properties fo:text-align="start" style:justify-single-word="false"/>
      <style:text-properties officeooo:rsid="000f129f" officeooo:paragraph-rsid="000db62d"/>
    </style:style>
    <style:style style:name="P12" style:family="paragraph" style:parent-style-name="Standard">
      <style:paragraph-properties fo:text-align="start" style:justify-single-word="false"/>
      <style:text-properties officeooo:rsid="000c639d" officeooo:paragraph-rsid="000c639d"/>
    </style:style>
    <style:style style:name="P13" style:family="paragraph" style:parent-style-name="Standard">
      <style:paragraph-properties fo:text-align="start" style:justify-single-word="false"/>
      <style:text-properties officeooo:rsid="0012fd18" officeooo:paragraph-rsid="0012fd18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09e3" officeooo:paragraph-rsid="001409e3"/>
    </style:style>
    <style:style style:name="P15" style:family="paragraph" style:parent-style-name="Standard">
      <style:paragraph-properties fo:text-align="start" style:justify-single-word="false"/>
      <style:text-properties officeooo:rsid="000f129f" officeooo:paragraph-rsid="0012fd18"/>
    </style:style>
    <style:style style:name="T1" style:family="text">
      <style:text-properties officeooo:rsid="00055439"/>
    </style:style>
    <style:style style:name="T2" style:family="text">
      <style:text-properties officeooo:rsid="000617f9"/>
    </style:style>
    <style:style style:name="T3" style:family="text">
      <style:text-properties officeooo:rsid="0006db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Διαδικασίες που ακολουθήθηκαν κατά την επεξεργασία των δεδομένων</text:p>
      <text:p text:style-name="P1"/>
      <text:p text:style-name="P1"/>
      <text:p text:style-name="P2">1. Κατέβασμα των μετρήσεων του σταθμηγράφου στον κόλπο της Καλλονής απο το site του <text:a xlink:type="simple" xlink:href="https://meteoview2.gr/home" text:style-name="Internet_20_link" text:visited-style-name="Visited_20_Internet_20_Link">https://meteoview2.gr/home</text:a></text:p>
      <text:p text:style-name="P2">2. Κατέβασμα μετρήσεων του σταθμηγράφου του Πλωμαρίου που η έστειλε ο κ……</text:p>
      <text:p text:style-name="P2">3. Επεξεργασία των δεδομένων του Πλωμαρίου ώστε απο αρχείο excel που ήταν να γίνει csv. Στις μετρήσεις υπήρχαν δεδομένα nan και nat κατά διαστήματα τα οποία αφαιρέθηκαν.</text:p>
      <text:p text:style-name="P3">4. Undersampling των δεδομένων του Πλωμαρίου αφού τα δεδομένα είχαν sampling frequency 1min ενώ της Καλλονής <text:span text:style-name="T1">ανά 10min.</text:span></text:p>
      <text:p text:style-name="P6">5. Διόρθωση δεδομένων Καλλονής καθώς υπήρχαν δύο σκαλοπάτια στις μετρήσεις σε 2 διαφορετικά διαστήματα τα οποία μάλλον οφείλονταν στο δέσιμο κάποιος βάρκας κάτω απο τον σταθμηγράφο στο Λιμάνη της σκάλας Καλλονής</text:p>
      <text:p text:style-name="P7">6. Interpolation των δεδομένων του Πλωμαρίου ώστε οι μετρήσεις να είναι αν 10 λεπτά αλλά οχί ακριβώς δλδ 1:10:00 → 1:20:00 αλλά ανα 10 λεπτά με τα δευτερόλεπτα να ειναι στο και 10 δλδ →</text:p>
      <text:p text:style-name="P8">1:10:10 → 1:20:10. Αυτο έγινε γιατί οι μετρήσεις της Καλλονής είχαν ξεκινήσει να πέρνονται απο 00:00:10 και οχι ακριβώς</text:p>
      <text:p text:style-name="P4"><text:span text:style-name="T2">7. Dispiking των δεδομένων με χρήση της ρουτίνας despike_g.m</text:span> <text:span text:style-name="T3">με lowpass παράθυρο μήκους <text:s/>μετρήσεις 288x10 = 2880 λεπτά, και <text:s/>nstd = 3 (Kalloni).</text:span></text:p>
      <text:p text:style-name="P9">8. Εισήγαγα δεδομένα βαρομετρικης πίεσης απο τον πλωτό σταθμό της Καλλονής → Μετά τις 3/12/2020 δεν υπάρχουνε δεδομένα.</text:p>
      <text:p text:style-name="P12">9.Έκανα cross correlation μεταξύ της Καλλονής και του Πλωμαρίου και το lag <text:s/>τους ηταν 16 σημεία. Να κοιτάξω και να συζητήσω τα αποτελέσματα οταν το κάνω για όλες τις μετρήσεις γιατι απο οτι φαίνεται τα nan δημιουργούν πρόβλημα. </text:p>
      <text:p text:style-name="P13">8.Διαδικασία αφαίρεσης NaN απο τα δεδομένα του Πλωμαρίου</text:p>
      <text:list xml:id="list797820720" text:style-name="L1">
        <text:list-item>
          <text:p text:style-name="P14">find_missing_dates → φτιάχνει διάνυσμα χρόνου με το σωστό μήκος και το συγκρίνει με το διάνυσμα της χρονοσειράς μας. Οπου βλέπει nan το αφήνει αλλά προσθέτει την ημερομηνία στο ανάλογο NaN</text:p>
          <text:p text:style-name="P14"><text:s text:c="2"/></text:p>
        </text:list-item>
      </text:list>
      <text:p text:style-name="P15"/>
      <text:p text:style-name="P11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5T23:29:34.359962019</meta:creation-date>
    <meta:generator>LibreOffice/6.4.7.2$Linux_X86_64 LibreOffice_project/40$Build-2</meta:generator>
    <dc:date>2021-06-17T10:18:01.205332193</dc:date>
    <meta:editing-duration>P1DT7H43M38S</meta:editing-duration>
    <meta:editing-cycles>13</meta:editing-cycles>
    <meta:document-statistic meta:table-count="0" meta:image-count="0" meta:object-count="0" meta:page-count="1" meta:paragraph-count="15" meta:word-count="284" meta:character-count="1790" meta:non-whitespace-character-count="1514"/>
  </office:meta>
</office:document-meta>
</file>